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text-align="start"/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000000" style:text-position="super 58%" style:font-name="Segoe UI Semibold" fo:font-size="32pt" fo:text-shadow="none" style:font-name-asian="Segoe UI1" style:font-size-asian="32pt" style:font-name-complex="Segoe UI1" style:font-size-complex="32pt"/>
    </style:style>
    <style:style style:name="T9" style:family="text"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style:style style:name="T10" style:family="text">
      <style:text-properties fo:color="#000000" style:font-name="Segoe UI Semibold" fo:font-size="31pt" fo:text-shadow="none" style:font-name-asian="Segoe UI1" style:font-size-asian="31pt" style:font-name-complex="Segoe UI1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444cm" svg:y="0.855cm">
          <draw:text-box>
            <text:p text:style-name="P1"><text:span text:style-name="T1">HOLY GOSPEL</text:span></text:p>
            <text:p text:style-name="P1"><text:span text:style-name="T2">Mark 10:23–3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638cm" svg:height="6.263cm" svg:x="1.778cm" svg:y="0.849cm">
          <draw:text-box>
            <text:p text:style-name="P4"><text:span text:style-name="T3">23</text:span><text:span text:style-name="T4">Jesus looked around and said to his disciples, “How difficult it will be for those who have wealth to enter the kingdom of God!” </text:span></text:p>
            <text:p text:style-name="P5"><text:span text:style-name="T3">24</text:span><text:span text:style-name="T5">And the disciples were amazed at his words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892cm" svg:height="7.766cm" svg:x="1.784cm" svg:y="1.043cm">
          <draw:text-box>
            <text:p text:style-name="P4"><text:span text:style-name="T4">But Jesus said to them again, “Children, how difficult it is to enter the kingdom of God! </text:span><text:span text:style-name="T3">25</text:span><text:span text:style-name="T4">It is easier for a camel to go through the eye of a needle than for a rich person to enter the kingdom of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7" draw:layer="layout" svg:width="25.4cm" svg:height="7.766cm" svg:x="1.27cm" svg:y="1.016cm">
          <draw:text-box>
            <text:p text:style-name="P4"><text:span text:style-name="T3">26</text:span><text:span text:style-name="T4">And they were exceedingly astonished, and said to him, “Then who can be saved?” </text:span><text:span text:style-name="T3">27</text:span><text:span text:style-name="T4">Jesus looked at them and said, “With man it is impossible, but not with God. For all things are possible with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8" draw:layer="layout" svg:width="25.654cm" svg:height="7.766cm" svg:x="1.27cm" svg:y="0.762cm">
          <draw:text-box>
            <text:p text:style-name="P4"><text:span text:style-name="T3">28</text:span><text:span text:style-name="T4">Peter began to say to him, “See, we have left everything and followed you.” </text:span><text:span text:style-name="T3">29</text:span><text:span text:style-name="T4">Jesus said, “Truly, I say to you, there is no one who has left house or brothers or sisters or mother or father or children or lands, for my sake and for the gospel,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9" draw:layer="layout" svg:width="25.654cm" svg:height="8.253cm" svg:x="1.016cm" svg:y="0.891cm">
          <draw:text-box>
            <text:p text:style-name="P5"><text:span text:style-name="T8">30</text:span><text:span text:style-name="T9">who will not receive a hundredfold now in this time, </text:span><text:span text:style-name="T10">houses and brothers and sisters and mothers</text:span><text:span text:style-name="T9"> and children and lands, with persecutions, and in the age to come eternal life. </text:span><text:span text:style-name="T8">31</text:span><text:span text:style-name="T9">But many who are first will be last, and the last fir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3:04:13.951000000</meta:creation-date>
    <dc:title>Hymn template</dc:title>
    <meta:editing-duration>PT16M59S</meta:editing-duration>
    <meta:editing-cycles>5</meta:editing-cycles>
    <meta:generator>LibreOffice/6.0.6.2$Windows_X86_64 LibreOffice_project/0c292870b25a325b5ed35f6b45599d2ea4458e77</meta:generator>
    <meta:initial-creator>Arthur Hoch</meta:initial-creator>
    <dc:date>2018-10-17T20:37:06.098000000</dc:date>
    <meta:document-statistic meta:object-count="105"/>
    <meta:template xlink:type="simple" xlink:actuate="onRequest" xlink:title="Hymn template" xlink:href="../../AppData/Roaming/LibreOffice/4/user/template/Worship%20Templsates/Hymn%20template.otp" meta:date="2015-10-13T13:04:13.858000000"/>
  </office:meta>
</office:document-meta>
</file>